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18041038513" calcext:value-type="float">
            <text:p>0,0118041039</text:p>
          </table:table-cell>
          <table:table-cell office:value-type="float" office:value="21.1015970707" calcext:value-type="float">
            <text:p>21,101597070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25291347504" calcext:value-type="float">
            <text:p>0,0125291348</text:p>
          </table:table-cell>
          <table:table-cell office:value-type="float" office:value="20.8016970158" calcext:value-type="float">
            <text:p>20,801697015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15389823914" calcext:value-type="float">
            <text:p>0,0115389824</text:p>
          </table:table-cell>
          <table:table-cell office:value-type="float" office:value="20.9268541336" calcext:value-type="float">
            <text:p>20,926854133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80328649679" calcext:value-type="float">
            <text:p>99,74</text:p>
          </table:table-cell>
          <table:table-cell table:style-name="ce3" table:formula="of:=([.F5]/12597)*100" office:value-type="float" office:value="0.26196713503215" calcext:value-type="float">
            <text:p>0,26</text:p>
          </table:table-cell>
          <table:table-cell/>
          <table:table-cell table:style-name="ce4" table:formula="of:=[.E21]+[.H21]" office:value-type="float" office:value="12564" calcext:value-type="float">
            <text:p>12564</text:p>
          </table:table-cell>
          <table:table-cell table:formula="of:=12597-[.E5]" office:value-type="float" office:value="33" calcext:value-type="float">
            <text:p>33</text:p>
          </table:table-cell>
          <table:table-cell office:value-type="float" office:value="0.0114638805389" calcext:value-type="float">
            <text:p>0,0114638805</text:p>
          </table:table-cell>
          <table:table-cell office:value-type="float" office:value="20.7907888889" calcext:value-type="float">
            <text:p>20,790788888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/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0.0120010375977" calcext:value-type="float">
            <text:p>0,0120010376</text:p>
          </table:table-cell>
          <table:table-cell office:value-type="float" office:value="20.8600070477" calcext:value-type="float">
            <text:p>20,86000704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18370056152" calcext:value-type="float">
            <text:p>0,0118370056</text:p>
          </table:table-cell>
          <table:table-cell office:value-type="float" office:value="20.8503170013" calcext:value-type="float">
            <text:p>20,850317001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69786457093" calcext:value-type="float">
            <text:p>99,77</text:p>
          </table:table-cell>
          <table:table-cell table:style-name="ce3" table:formula="of:=([.F8]/12597)*100" office:value-type="float" office:value="0.230213542907041" calcext:value-type="float">
            <text:p>0,23</text:p>
          </table:table-cell>
          <table:table-cell/>
          <table:table-cell table:style-name="ce4" table:formula="of:=[.E24]+[.H24]" office:value-type="float" office:value="12568" calcext:value-type="float">
            <text:p>12568</text:p>
          </table:table-cell>
          <table:table-cell table:formula="of:=12597-[.E8]" office:value-type="float" office:value="29" calcext:value-type="float">
            <text:p>29</text:p>
          </table:table-cell>
          <table:table-cell office:value-type="float" office:value="0.0117011070251" calcext:value-type="float">
            <text:p>0,011701107</text:p>
          </table:table-cell>
          <table:table-cell office:value-type="float" office:value="20.791218996" calcext:value-type="float">
            <text:p>20,7912189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/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0.0113790035248" calcext:value-type="float">
            <text:p>0,0113790035</text:p>
          </table:table-cell>
          <table:table-cell office:value-type="float" office:value="20.8040499687" calcext:value-type="float">
            <text:p>20,804049968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665872826864" calcext:value-type="float">
            <text:p>99,67</text:p>
          </table:table-cell>
          <table:table-cell table:style-name="ce3" table:formula="of:=([.F10]/12597)*100" office:value-type="float" office:value="0.333412717313646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116310119629" calcext:value-type="float">
            <text:p>0,011631012</text:p>
          </table:table-cell>
          <table:table-cell office:value-type="float" office:value="20.838201046" calcext:value-type="float">
            <text:p>20,83820104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110184964674" calcext:value-type="float">
            <text:p>99,61</text:p>
          </table:table-cell>
          <table:table-cell table:style-name="ce3" table:formula="of:=([.F11]/12597)*100" office:value-type="float" office:value="0.388981503532587" calcext:value-type="float">
            <text:p>0,39</text:p>
          </table:table-cell>
          <table:table-cell/>
          <table:table-cell table:style-name="ce4" table:formula="of:=[.E27]+[.H27]" office:value-type="float" office:value="12548" calcext:value-type="float">
            <text:p>12548</text:p>
          </table:table-cell>
          <table:table-cell table:formula="of:=12597-[.E11]" office:value-type="float" office:value="49" calcext:value-type="float">
            <text:p>49</text:p>
          </table:table-cell>
          <table:table-cell office:value-type="float" office:value="0.011668920517" calcext:value-type="float">
            <text:p>0,0116689205</text:p>
          </table:table-cell>
          <table:table-cell office:value-type="float" office:value="20.8317019939" calcext:value-type="float">
            <text:p>20,831701993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56394379614" calcext:value-type="float">
            <text:p>99,685639438</text:p>
          </table:table-cell>
          <table:table-cell table:formula="of:=AVERAGE([.C2:.C11])" office:value-type="float" office:value="0.31436056203858" calcext:value-type="float">
            <text:p>0,31436056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4" calcext:value-type="float">
            <text:p>12557,4</text:p>
          </table:table-cell>
          <table:table-cell table:formula="of:=AVERAGE([.F2:.F11])" office:value-type="float" office:value="39.6" calcext:value-type="float">
            <text:p>39,6</text:p>
          </table:table-cell>
          <table:table-cell table:formula="of:=SUM([.G2:.G11])/10" office:value-type="float" office:value="0.01175541877747" calcext:value-type="float">
            <text:p>0,0117554188</text:p>
          </table:table-cell>
          <table:table-cell table:formula="of:=SUM([.H2:.H11])/10" office:value-type="float" office:value="20.85964331626" calcext:value-type="float">
            <text:p>20,85964331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869" calcext:value-type="float">
            <text:p>58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687" calcext:value-type="float">
            <text:p>668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757" calcext:value-type="float">
            <text:p>675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8" calcext:value-type="float">
            <text:p>590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52" calcext:value-type="float">
            <text:p>665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614" calcext:value-type="float">
            <text:p>661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771" calcext:value-type="float">
            <text:p>677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47" calcext:value-type="float">
            <text:p>674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862" calcext:value-type="float">
            <text:p>58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706" calcext:value-type="float">
            <text:p>670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5" calcext:value-type="float">
            <text:p>590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650" calcext:value-type="float">
            <text:p>665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3" calcext:value-type="float">
            <text:p>57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35" calcext:value-type="float">
            <text:p>683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56394379614" calcext:value-type="float">
            <text:p>0,9968563944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4360562038581" calcext:value-type="float">
            <text:p>0,0031436056</text:p>
          </table:table-cell>
          <table:table-cell table:number-columns-repeated="2"/>
          <table:table-cell table:formula="of:=SUM([.E18:.E27])" office:value-type="float" office:value="58434" calcext:value-type="float">
            <text:p>58434</text:p>
          </table:table-cell>
          <table:table-cell table:formula="of:=SUM([.F18:.F27])" office:value-type="float" office:value="203" calcext:value-type="float">
            <text:p>203</text:p>
          </table:table-cell>
          <table:table-cell table:formula="of:=SUM([.G18:.G27])" office:value-type="float" office:value="193" calcext:value-type="float">
            <text:p>193</text:p>
          </table:table-cell>
          <table:table-cell table:formula="of:=SUM([.H18:.H27])" office:value-type="float" office:value="67140" calcext:value-type="float">
            <text:p>6714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19:15.285151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3H1M38S</meta:editing-duration>
    <meta:editing-cycles>9</meta:editing-cycles>
    <meta:generator>LibreOffice/5.1.6.2$Linux_X86_64 LibreOffice_project/10m0$Build-2</meta:generator>
    <dc:date>2018-01-24T00:29:41.039220660</dc:date>
    <meta:document-statistic meta:table-count="1" meta:cell-count="171" meta:object-count="0"/>
  </office:meta>
</office:document-meta>
</file>